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1b04bf" officeooo:paragraph-rsid="001b04bf" style:font-size-asian="15.75pt" style:font-size-complex="18pt"/>
    </style:style>
    <style:style style:name="P3" style:family="paragraph" style:parent-style-name="Standard">
      <style:text-properties fo:font-size="18pt" officeooo:rsid="001e0509" officeooo:paragraph-rsid="001e0509" style:font-size-asian="15.75pt" style:font-size-complex="18pt"/>
    </style:style>
    <style:style style:name="P4" style:family="paragraph" style:parent-style-name="Standard">
      <style:text-properties fo:font-size="18pt" officeooo:rsid="00266b12" officeooo:paragraph-rsid="00266b12" style:font-size-asian="15.75pt" style:font-size-complex="18pt"/>
    </style:style>
    <style:style style:name="P5" style:family="paragraph" style:parent-style-name="Standard">
      <style:text-properties fo:font-size="18pt" officeooo:rsid="0028f8d6" officeooo:paragraph-rsid="0028f8d6" style:font-size-asian="15.75pt" style:font-size-complex="18pt"/>
    </style:style>
    <style:style style:name="P6" style:family="paragraph" style:parent-style-name="Standard">
      <style:text-properties fo:font-size="18pt" style:font-size-asian="18pt" style:font-size-complex="18pt"/>
    </style:style>
    <style:style style:name="P7" style:family="paragraph" style:parent-style-name="Standard">
      <style:text-properties fo:font-size="18pt" officeooo:paragraph-rsid="002cee0f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color="#c9211e" fo:font-size="18pt" fo:font-weight="bold" officeooo:rsid="001ad1f4" officeooo:paragraph-rsid="001ad1f4" style:font-size-asian="15.75pt" style:font-weight-asian="bold" style:font-size-complex="18pt" style:font-weight-complex="bold"/>
    </style:style>
    <style:style style:name="P9" style:family="paragraph" style:parent-style-name="Standard">
      <style:paragraph-properties style:line-height-at-least="0.635cm"/>
      <style:text-properties fo:color="#cccccc" style:font-name="Droid Sans Mono" fo:font-size="13.5pt" fo:font-weight="normal" fo:background-color="#1f1f1f"/>
    </style:style>
    <style:style style:name="P10" style:family="paragraph" style:parent-style-name="Standard">
      <style:text-properties officeooo:paragraph-rsid="00225237"/>
    </style:style>
    <style:style style:name="T1" style:family="text">
      <style:text-properties fo:font-variant="normal" fo:text-transform="none" style:font-name="Inter" fo:font-size="12pt" fo:letter-spacing="normal" fo:font-style="normal"/>
    </style:style>
    <style:style style:name="T2" style:family="text">
      <style:text-properties fo:font-variant="normal" fo:text-transform="none" style:font-name="Inter" fo:font-size="12pt" fo:letter-spacing="normal" fo:font-style="normal" fo:font-weight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loext:padding="0cm" loext:border="none"/>
    </style:style>
    <style:style style:name="T5" style:family="text">
      <style:text-properties loext:padding="0cm" loext:border="none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color="#4ec9b0"/>
    </style:style>
    <style:style style:name="T10" style:family="text">
      <style:text-properties fo:color="#cccccc" style:font-name="Droid Sans Mono" fo:font-size="13.5pt" fo:font-weight="normal" fo:background-color="#1f1f1f" loext:char-shading-value="0"/>
    </style:style>
    <style:style style:name="T11" style:family="text">
      <style:text-properties fo:color="#cccccc" style:font-name="Droid Sans Mono" fo:font-size="13.5pt" fo:font-weight="normal" fo:background-color="#1f1f1f" loext:char-shading-value="0" loext:padding="0cm" loext:border="none"/>
    </style:style>
    <style:style style:name="T12" style:family="text">
      <style:text-properties fo:color="#cccccc" style:font-name="Droid Sans Mono" fo:font-size="13.5pt" fo:background-color="#1f1f1f" loext:char-shading-value="0"/>
    </style:style>
    <style:style style:name="T13" style:family="text">
      <style:text-properties fo:color="#cccccc" style:font-name="Droid Sans Mono" fo:font-size="18pt" fo:font-weight="normal" fo:background-color="#1f1f1f" loext:char-shading-value="0" style:font-size-asian="18pt" style:font-size-complex="18pt"/>
    </style:style>
    <style:style style:name="T14" style:family="text">
      <style:text-properties fo:color="#cccccc" style:font-name="Droid Sans Mono" fo:font-size="18pt" fo:font-weight="normal" officeooo:rsid="00225237" fo:background-color="#1f1f1f" loext:char-shading-value="0" style:font-size-asian="18pt" style:font-size-complex="18pt"/>
    </style:style>
    <style:style style:name="T15" style:family="text">
      <style:text-properties fo:color="#cccccc" fo:font-size="13.5pt" fo:font-weight="normal" fo:background-color="#1f1f1f" loext:char-shading-value="0" loext:padding="0cm" loext:border="none"/>
    </style:style>
    <style:style style:name="T16" style:family="text">
      <style:text-properties fo:color="#4fc1ff"/>
    </style:style>
    <style:style style:name="T17" style:family="text">
      <style:text-properties fo:color="#9cdcfe"/>
    </style:style>
    <style:style style:name="T18" style:family="text">
      <style:text-properties fo:color="#d4d4d4"/>
    </style:style>
    <style:style style:name="T19" style:family="text">
      <style:text-properties fo:color="#c586c0"/>
    </style:style>
    <style:style style:name="T20" style:family="text">
      <style:text-properties fo:color="#ce9178"/>
    </style:style>
    <style:style style:name="T21" style:family="text">
      <style:text-properties fo:color="#b5cea8"/>
    </style:style>
    <style:style style:name="T22" style:family="text">
      <style:text-properties fo:color="#569cd6"/>
    </style:style>
    <style:style style:name="T23" style:family="text">
      <style:text-properties officeooo:rsid="002252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ariables</text:p>
      <text:p text:style-name="Standard"><text:span text:style-name="T7">Which of the following is not a valid </text:span><text:span text:style-name="Source_20_Text"><text:span text:style-name="T7">variable type</text:span></text:span><text:span text:style-name="T7">?</text:span></text:p>
      <text:p text:style-name="P2">Item</text:p>
      <text:p text:style-name="P2"/>
      <text:p text:style-name="Standard"><text:span text:style-name="T7">Which one of the below is not a valid data type in </text:span><text:span text:style-name="Source_20_Text"><text:span text:style-name="T7">terraform</text:span></text:span><text:span text:style-name="T7">?</text:span></text:p>
      <text:p text:style-name="P3">array</text:p>
      <text:p text:style-name="P1"/>
      <text:p text:style-name="Standard"><text:span text:style-name="T7">Navigate to the directory </text:span><text:span text:style-name="Source_20_Text"><text:span text:style-name="T7">/root/terraform-projects/variables</text:span></text:span><text:span text:style-name="T7">. Which </text:span><text:span text:style-name="Source_20_Text"><text:span text:style-name="T7">type </text:span></text:span><text:span text:style-name="T7">does the variable called </text:span><text:span text:style-name="Source_20_Text"><text:span text:style-name="T7">number </text:span></text:span><text:span text:style-name="T7">belong to?</text:span></text:p>
      <text:p text:style-name="P6">variable "name" {</text:p>
      <text:p text:style-name="P6">type = string</text:p>
      <text:p text:style-name="P6">default = "Mark"</text:p>
      <text:p text:style-name="P6">}</text:p>
      <text:p text:style-name="P6">variable "number" {</text:p>
      <text:p text:style-name="P6">type = bool</text:p>
      <text:p text:style-name="P6">default = true</text:p>
      <text:p text:style-name="P6">}</text:p>
      <text:p text:style-name="P6">variable "distance" {</text:p>
      <text:p text:style-name="P6">type = number</text:p>
      <text:p text:style-name="P6">default = 5</text:p>
      <text:p text:style-name="P6">}</text:p>
      <text:p text:style-name="P6">variable "jedi" {</text:p>
      <text:p text:style-name="P6">type = map</text:p>
      <text:p text:style-name="P6">default = {</text:p>
      <text:p text:style-name="P6">filename = "/root/first-jedi"</text:p>
      <text:p text:style-name="P6">content = "phanius"</text:p>
      <text:p text:style-name="P6">}</text:p>
      <text:p text:style-name="P6">}</text:p>
      <text:p text:style-name="P6"/>
      <text:p text:style-name="P6">variable "gender" {</text:p>
      <text:p text:style-name="P6">type = list(string)</text:p>
      <text:p text:style-name="P6">default = ["Male", "Female"]</text:p>
      <text:p text:style-name="P6"><text:soft-page-break/>}</text:p>
      <text:p text:style-name="P6">variable "hard_drive" {</text:p>
      <text:p text:style-name="P6">type = map</text:p>
      <text:p text:style-name="P6">default = {</text:p>
      <text:p text:style-name="P6">slow = "HHD"</text:p>
      <text:p text:style-name="P6">fast = "SSD"</text:p>
      <text:p text:style-name="P6">}</text:p>
      <text:p text:style-name="P6">}</text:p>
      <text:p text:style-name="P6">variable "users" {</text:p>
      <text:p text:style-name="P6">type = set(string)</text:p>
      <text:p text:style-name="P6">default = ["tom", "jerry", "pluto", "daffy", "donald", "jerry", "chip", "dale"]</text:p>
      <text:p text:style-name="P6"/>
      <text:p text:style-name="P10"><text:span text:style-name="T6">}</text:span></text:p>
      <text:p text:style-name="P10"><text:span text:style-name="T13"/></text:p>
      <text:p text:style-name="Standard"><text:span text:style-name="T8">bool</text:span><text:span text:style-name="T7"><text:line-break/><text:line-break/>How would you fetch the value of the key called </text:span><text:span text:style-name="Source_20_Text"><text:span text:style-name="T7">slow </text:span></text:span><text:span text:style-name="T7">from the variable called </text:span><text:span text:style-name="Source_20_Text"><text:span text:style-name="T7">hard_drive </text:span></text:span><text:span text:style-name="T7">in a </text:span><text:span text:style-name="Source_20_Text"><text:span text:style-name="T7">terraform </text:span></text:span><text:span text:style-name="T7">configuration?</text:span></text:p>
      <text:p text:style-name="Text_20_body"><text:span text:style-name="T7">This variable is defined in the file </text:span><text:span text:style-name="Source_20_Text"><text:span text:style-name="T7">variables.tf</text:span></text:span><text:span text:style-name="T7">.</text:span></text:p>
      <text:p text:style-name="P6">var.hard_drive["slow"]</text:p>
      <text:p text:style-name="P1"/>
      <text:p text:style-name="Standard"><text:span text:style-name="T7">What is the index of the element called </text:span><text:span text:style-name="Source_20_Text"><text:span text:style-name="T7">Female </text:span></text:span><text:span text:style-name="T7">in the variable called </text:span><text:span text:style-name="Source_20_Text"><text:span text:style-name="T7">gender</text:span></text:span><text:span text:style-name="T7">?</text:span></text:p>
      <text:p text:style-name="P4">1</text:p>
      <text:p text:style-name="P4"/>
      <text:p text:style-name="Standard"><text:span text:style-name="T7">What is the type of variable called </text:span><text:span text:style-name="Source_20_Text"><text:span text:style-name="T7">users</text:span></text:span><text:span text:style-name="T7">?</text:span></text:p>
      <text:p text:style-name="P5">set(string)</text:p>
      <text:p text:style-name="P1"/>
      <text:p text:style-name="Standard"><text:span text:style-name="T7">What is the value for the argument called </text:span><text:span text:style-name="Source_20_Text"><text:span text:style-name="T7">content </text:span></text:span><text:span text:style-name="T7">used in the resource block for the resource </text:span><text:span text:style-name="Source_20_Text"><text:span text:style-name="T7">jedi</text:span></text:span><text:span text:style-name="T7">?</text:span></text:p>
      <text:p text:style-name="P6">resource "local_file" "jedi" {</text:p>
      <text:p text:style-name="P6">filename = "/root/first-jedi"</text:p>
      <text:p text:style-name="P6"><text:soft-page-break/>content = "phanius"</text:p>
      <text:p text:style-name="P6">}</text:p>
      <text:p text:style-name="P9"/>
      <text:p text:style-name="P7">phaniu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23:11:08.055939519</meta:creation-date>
    <dc:date>2024-04-23T23:19:35.487980245</dc:date>
    <meta:editing-duration>PT8M19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4" meta:paragraph-count="53" meta:word-count="216" meta:character-count="1237" meta:non-whitespace-character-count="1073"/>
  </office:meta>
</office:document-meta>
</file>